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Bool" style:family="table-cell" style:parent-style-name="Default" style:data-style-name="N99"/>
    <style:style style:name="ce2" style:family="table-cell" style:parent-style-name="Default" style:data-style-name="N99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uto (DO NOT TOUCH)" table:style-name="ta1">
        <table:table-column table:style-name="co1" table:default-cell-style-name="ce2"/>
        <table:table-column table:style-name="co1" table:number-columns-repeated="1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Brut</text:p>
          </table:table-cell>
          <table:table-cell office:value-type="string" calcext:value-type="string">
            <text:p>DE VILMON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donnay 100%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j0b5pwzaebseq9js7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Brut Champagne</text:p>
          </table:table-cell>
          <table:table-cell office:value-type="string" calcext:value-type="string">
            <text:p>De Vilmont</text:p>
          </table:table-cell>
          <table:table-cell office:value-type="float" office:value="44.194138" calcext:value-type="float">
            <text:p>44.1941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MONVIE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qed1f64hb1y7nqk7c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Monviert</text:p>
          </table:table-cell>
          <table:table-cell office:value-type="float" office:value="37.802174" calcext:value-type="float">
            <text:p>37.8021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MUZ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r6vjxz4b189440vc37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Muzic</text:p>
          </table:table-cell>
          <table:table-cell office:value-type="float" office:value="32.225628" calcext:value-type="float">
            <text:p>32.2256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oscato d'Asti</text:p>
          </table:table-cell>
          <table:table-cell office:value-type="string" calcext:value-type="string">
            <text:p>GIANNI DOGL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2r20nvyv1f7r0dbw2y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d'Asti</text:p>
          </table:table-cell>
          <table:table-cell office:value-type="string" calcext:value-type="string">
            <text:p>Gianni Doglia</text:p>
          </table:table-cell>
          <table:table-cell office:value-type="float" office:value="55.07669" calcext:value-type="float">
            <text:p>55.0766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TER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p167ktz09r4rbbqa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Tercic</text:p>
          </table:table-cell>
          <table:table-cell office:value-type="float" office:value="45.116486" calcext:value-type="float">
            <text:p>45.1164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TER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p51dwskzfjn7fwcd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Tercic</text:p>
          </table:table-cell>
          <table:table-cell office:value-type="float" office:value="38.256607" calcext:value-type="float">
            <text:p>38.2566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RONCO DEI TAS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xd14pdkc65jychryv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Ronco dei Tassi</text:p>
          </table:table-cell>
          <table:table-cell office:value-type="float" office:value="45.903675" calcext:value-type="float">
            <text:p>45.9036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RONCO DEI TAS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xax40zav3whgkdcbf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Ronco dei Tassi</text:p>
          </table:table-cell>
          <table:table-cell office:value-type="float" office:value="52.763557" calcext:value-type="float">
            <text:p>52.7635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lvasia</text:p>
          </table:table-cell>
          <table:table-cell office:value-type="string" calcext:value-type="string">
            <text:p>RONCO DEI TAS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xe9khc7rv9kmzfj5c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vasia</text:p>
          </table:table-cell>
          <table:table-cell office:value-type="string" calcext:value-type="string">
            <text:p>Ronco dei Tassi</text:p>
          </table:table-cell>
          <table:table-cell office:value-type="float" office:value="44.622284" calcext:value-type="float">
            <text:p>44.6222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osarin</text:p>
          </table:table-cell>
          <table:table-cell office:value-type="string" calcext:value-type="string">
            <text:p>RONCO DEI TAS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x9yqgmy2fyzhrjxzz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osarin</text:p>
          </table:table-cell>
          <table:table-cell office:value-type="string" calcext:value-type="string">
            <text:p>Ronco dei Tassi</text:p>
          </table:table-cell>
          <table:table-cell office:value-type="float" office:value="49.776024" calcext:value-type="float">
            <text:p>49.7760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ROMEO ROS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yqtkgfnzavcr7cxkvf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Romeo Rossi</text:p>
          </table:table-cell>
          <table:table-cell office:value-type="float" office:value="43.23548" calcext:value-type="float">
            <text:p>43.235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Blanc</text:p>
          </table:table-cell>
          <table:table-cell office:value-type="string" calcext:value-type="string">
            <text:p>CLOUDY B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4gff46dt7jeatp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</text:p>
          </table:table-cell>
          <table:table-cell office:value-type="string" calcext:value-type="string">
            <text:p>Cloudy Bay</text:p>
          </table:table-cell>
          <table:table-cell office:value-type="float" office:value="40.87377" calcext:value-type="float">
            <text:p>40.873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Brut</text:p>
          </table:table-cell>
          <table:table-cell office:value-type="string" calcext:value-type="string">
            <text:p>PETIT-CAMUS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inot Blanc 100%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m4zb0a76j3p0xf414h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Brut Champagne</text:p>
          </table:table-cell>
          <table:table-cell office:value-type="string" calcext:value-type="string">
            <text:p>Petit-Camusat</text:p>
          </table:table-cell>
          <table:table-cell office:value-type="float" office:value="56.057236" calcext:value-type="float">
            <text:p>56.0572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CLOUDY B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ed7tq4r8psdssyze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Cloudy Bay</text:p>
          </table:table-cell>
          <table:table-cell office:value-type="float" office:value="38.618744" calcext:value-type="float">
            <text:p>38.6187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Loureiro</text:p>
          </table:table-cell>
          <table:table-cell office:value-type="string" calcext:value-type="string">
            <text:p>QUINTA DE GOMAR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srvyrf6p01d0kc9hn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oureiro</text:p>
          </table:table-cell>
          <table:table-cell office:value-type="string" calcext:value-type="string">
            <text:p>Quinta de Gomariz</text:p>
          </table:table-cell>
          <table:table-cell office:value-type="float" office:value="43.745995" calcext:value-type="float">
            <text:p>43.7459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urztraminer</text:p>
          </table:table-cell>
          <table:table-cell office:value-type="string" calcext:value-type="string">
            <text:p>WILL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sykk13azzgmd05m7g21d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</text:p>
          </table:table-cell>
          <table:table-cell office:value-type="string" calcext:value-type="string">
            <text:p>Willm</text:p>
          </table:table-cell>
          <table:table-cell office:value-type="float" office:value="29.2043" calcext:value-type="float">
            <text:p>29.20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etit F...</text:p>
          </table:table-cell>
          <table:table-cell office:value-type="string" calcext:value-type="string">
            <text:p>MICHEL REDD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kxxpwpafy3zbeyfd4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etit F</text:p>
          </table:table-cell>
          <table:table-cell office:value-type="string" calcext:value-type="string">
            <text:p>Michel Redde</text:p>
          </table:table-cell>
          <table:table-cell office:value-type="float" office:value="48.423027" calcext:value-type="float">
            <text:p>48.4230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ouilly Fume La Moynerie</text:p>
          </table:table-cell>
          <table:table-cell office:value-type="string" calcext:value-type="string">
            <text:p>MICHEL REDD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pf352tg6hpwma7qj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illy-Fumé La Moynerie</text:p>
          </table:table-cell>
          <table:table-cell office:value-type="string" calcext:value-type="string">
            <text:p>Michel Redde</text:p>
          </table:table-cell>
          <table:table-cell office:value-type="float" office:value="58.979107" calcext:value-type="float">
            <text:p>58.9791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otes du Rhone Blanc</text:p>
          </table:table-cell>
          <table:table-cell office:value-type="string" calcext:value-type="string">
            <text:p>CHAUME-ARNAU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sykcn978c0q5f1dywmwf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ôtes-du-Rhône Blanc</text:p>
          </table:table-cell>
          <table:table-cell office:value-type="string" calcext:value-type="string">
            <text:p>Chaume Arnaud</text:p>
          </table:table-cell>
          <table:table-cell office:value-type="float" office:value="49.765175" calcext:value-type="float">
            <text:p>49.7651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Franciacorta Brut</text:p>
          </table:table-cell>
          <table:table-cell office:value-type="string" calcext:value-type="string">
            <text:p>LOVER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cfkagqaschx2a4fdhj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Brut</text:p>
          </table:table-cell>
          <table:table-cell office:value-type="string" calcext:value-type="string">
            <text:p>Lovera</text:p>
          </table:table-cell>
          <table:table-cell office:value-type="float" office:value="38.457695" calcext:value-type="float">
            <text:p>38.4576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Aquila Reale</text:p>
          </table:table-cell>
          <table:table-cell office:value-type="string" calcext:value-type="string">
            <text:p>CESARINI SFORZ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85053yv75qkwxnfq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quila Reale</text:p>
          </table:table-cell>
          <table:table-cell office:value-type="string" calcext:value-type="string">
            <text:p>Cesarini Sforza</text:p>
          </table:table-cell>
          <table:table-cell office:value-type="float" office:value="64.84888" calcext:value-type="float">
            <text:p>64.848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Imperial Brut</text:p>
          </table:table-cell>
          <table:table-cell office:value-type="string" calcext:value-type="string">
            <text:p>GRAMO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njecjzpt4m0s46jvh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Imperial Brut</text:p>
          </table:table-cell>
          <table:table-cell office:value-type="string" calcext:value-type="string">
            <text:p>Gramona</text:p>
          </table:table-cell>
          <table:table-cell office:value-type="float" office:value="38.934338" calcext:value-type="float">
            <text:p>38.9343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Evaluna</text:p>
          </table:table-cell>
          <table:table-cell office:value-type="string" calcext:value-type="string">
            <text:p>SANSON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xssr63c21jn7vwgjaw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valuna</text:p>
          </table:table-cell>
          <table:table-cell office:value-type="string" calcext:value-type="string">
            <text:p>Sansonina</text:p>
          </table:table-cell>
          <table:table-cell office:value-type="float" office:value="48.1743" calcext:value-type="float">
            <text:p>48.17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Venus Brut Grand Cru</text:p>
          </table:table-cell>
          <table:table-cell office:value-type="string" calcext:value-type="string">
            <text:p>AGRAP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9000" calcext:value-type="float">
            <text:p>39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donnay 100%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019n26wtvhza9bemxx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énus Blanc de Blancs Brut Nature Champagne Grand Cru 'Avize'</text:p>
          </table:table-cell>
          <table:table-cell office:value-type="string" calcext:value-type="string">
            <text:p>Agrapart &amp; Fils</text:p>
          </table:table-cell>
          <table:table-cell office:value-type="float" office:value="35.724144" calcext:value-type="float">
            <text:p>35.7241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Avizoise Extra Brut Granc Cru</text:p>
          </table:table-cell>
          <table:table-cell office:value-type="string" calcext:value-type="string">
            <text:p>AGRAP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6000" calcext:value-type="float">
            <text:p>26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donnay 100%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xjfy1w36vx2rk1e8n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vizoise Blanc de Blancs Extra Brut Champagne Grand Cru 'Avize'</text:p>
          </table:table-cell>
          <table:table-cell office:value-type="string" calcext:value-type="string">
            <text:p>Agrapart &amp; Fils</text:p>
          </table:table-cell>
          <table:table-cell office:value-type="float" office:value="40.219723" calcext:value-type="float">
            <text:p>40.2197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Terroirs Extra Brut Grand Cru</text:p>
          </table:table-cell>
          <table:table-cell office:value-type="string" calcext:value-type="string">
            <text:p>AGRAP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donnay 100%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xcp5vqmkyny41cw9z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Terroirs Blanc de Blancs Extra Brut Champagne Grand Cru 'Avize'</text:p>
          </table:table-cell>
          <table:table-cell office:value-type="string" calcext:value-type="string">
            <text:p>Agrapart &amp; Fils</text:p>
          </table:table-cell>
          <table:table-cell office:value-type="float" office:value="36.87995" calcext:value-type="float">
            <text:p>36.879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7 Crus Extra Brut</text:p>
          </table:table-cell>
          <table:table-cell office:value-type="string" calcext:value-type="string">
            <text:p>AGRAP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donnay 90%, Pinot Noir 10%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rw52crdjem8kksb2w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7 Crus Extra Brut Champagne Grand Cru 'Avize'</text:p>
          </table:table-cell>
          <table:table-cell office:value-type="string" calcext:value-type="string">
            <text:p>Agrapart &amp; Fils</text:p>
          </table:table-cell>
          <table:table-cell office:value-type="float" office:value="38.54058" calcext:value-type="float">
            <text:p>38.540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Mineral Extra Brut Blanc de Blancs</text:p>
          </table:table-cell>
          <table:table-cell office:value-type="string" calcext:value-type="string">
            <text:p>AGRAP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donnay 100%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xex5ag9tcckh1vt9n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inéral Blanc de Blancs Extra Brut Champagne Grand Cru 'Avize'</text:p>
          </table:table-cell>
          <table:table-cell office:value-type="string" calcext:value-type="string">
            <text:p>Agrapart &amp; Fils</text:p>
          </table:table-cell>
          <table:table-cell office:value-type="float" office:value="41.20056" calcext:value-type="float">
            <text:p>41.200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Blanc de Noirs Brut</text:p>
          </table:table-cell>
          <table:table-cell office:value-type="string" calcext:value-type="string">
            <text:p>BRIGAND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inot Noir 100%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vkxz3qcqh5mz1dsnw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Noirs Brut Champagne</text:p>
          </table:table-cell>
          <table:table-cell office:value-type="string" calcext:value-type="string">
            <text:p>Pierre Brigandat &amp; Fils</text:p>
          </table:table-cell>
          <table:table-cell office:value-type="float" office:value="32.508038" calcext:value-type="float">
            <text:p>32.5080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Brut Premier Cru</text:p>
          </table:table-cell>
          <table:table-cell office:value-type="string" calcext:value-type="string">
            <text:p>DE VILMON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donnay 50%, Pinot Noir 25%, Pinot Meunier 25%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g54en0yt3163f7ge9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Grand Réserve Brut Champagne Premier Cru</text:p>
          </table:table-cell>
          <table:table-cell office:value-type="string" calcext:value-type="string">
            <text:p>De Vilmont</text:p>
          </table:table-cell>
          <table:table-cell office:value-type="float" office:value="39.232925" calcext:value-type="float">
            <text:p>39.2329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Prestige Extra Brut</text:p>
          </table:table-cell>
          <table:table-cell office:value-type="string" calcext:value-type="string">
            <text:p>DIEBOLT VALLO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donnay 100%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39a3gfhpfatr5nnzc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Prestige Extra Brut Champagne Grand Cru 'Cramant'</text:p>
          </table:table-cell>
          <table:table-cell office:value-type="string" calcext:value-type="string">
            <text:p>Diebolt - Vallois</text:p>
          </table:table-cell>
          <table:table-cell office:value-type="float" office:value="60.160748" calcext:value-type="float">
            <text:p>60.1607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Fleur de Passion</text:p>
          </table:table-cell>
          <table:table-cell office:value-type="string" calcext:value-type="string">
            <text:p>DIEBOLT VALLOIS</text:p>
          </table:table-cell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39qgd8m01nh84k8xa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 Cru Fleur de Passion Brut</text:p>
          </table:table-cell>
          <table:table-cell office:value-type="string" calcext:value-type="string">
            <text:p>Diebolt - Vallois</text:p>
          </table:table-cell>
          <table:table-cell office:value-type="float" office:value="57.57113" calcext:value-type="float">
            <text:p>57.571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ouvé 747</text:p>
          </table:table-cell>
          <table:table-cell office:value-type="string" calcext:value-type="string">
            <text:p>JACQUESS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donnay 61%, Pinot Meunier 21%, Pinot Noir 18%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y989v4emh1ebxk89jb1yfb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ée N.747 Extra Brut</text:p>
          </table:table-cell>
          <table:table-cell office:value-type="string" calcext:value-type="string">
            <text:p>Jacquesson</text:p>
          </table:table-cell>
          <table:table-cell office:value-type="float" office:value="31.614004" calcext:value-type="float">
            <text:p>31.6140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ouvé 742</text:p>
          </table:table-cell>
          <table:table-cell office:value-type="string" calcext:value-type="string">
            <text:p>JACQUESS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7000" calcext:value-type="float">
            <text:p>27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donnay 47%, Pinot Noir 33%, Pinot Meunier 20%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cteht71xc4drt93kp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No 742 Extra Brut Champagne</text:p>
          </table:table-cell>
          <table:table-cell office:value-type="string" calcext:value-type="string">
            <text:p>Jacquesson</text:p>
          </table:table-cell>
          <table:table-cell office:value-type="float" office:value="31.668821" calcext:value-type="float">
            <text:p>31.6688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Oeil de Perdrix Brut</text:p>
          </table:table-cell>
          <table:table-cell office:value-type="string" calcext:value-type="string">
            <text:p>JEAN VESSE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inot Noir 100%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fwrz0dnjvzprywf02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Oeil de Perdrix Tradition Brut Champagne</text:p>
          </table:table-cell>
          <table:table-cell office:value-type="string" calcext:value-type="string">
            <text:p>Jean Vesselle</text:p>
          </table:table-cell>
          <table:table-cell office:value-type="float" office:value="48.05111" calcext:value-type="float">
            <text:p>48.0511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Premier Cru Brut Heritage</text:p>
          </table:table-cell>
          <table:table-cell office:value-type="string" calcext:value-type="string">
            <text:p>LOUIS BROCH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inot Noir 80%, Chardonnay 15%, Pinot Meunier 5%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dtg418bdz4dkfkf9pyj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Héritage Brut Champagne</text:p>
          </table:table-cell>
          <table:table-cell office:value-type="string" calcext:value-type="string">
            <text:p>Champagne Louis Brochet</text:p>
          </table:table-cell>
          <table:table-cell office:value-type="float" office:value="39.588528" calcext:value-type="float">
            <text:p>39.5885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Blan de Blancs</text:p>
          </table:table-cell>
          <table:table-cell office:value-type="string" calcext:value-type="string">
            <text:p>MARIE LE BRU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donnay 100%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6pmqzc72jz66b9chf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élection Blanc de Blancs Brut Champagne Premier Cru</text:p>
          </table:table-cell>
          <table:table-cell office:value-type="string" calcext:value-type="string">
            <text:p>Marie le Brun</text:p>
          </table:table-cell>
          <table:table-cell office:value-type="float" office:value="36.806778" calcext:value-type="float">
            <text:p>36.8067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Grand Cru</text:p>
          </table:table-cell>
          <table:table-cell office:value-type="string" calcext:value-type="string">
            <text:p>MAURICE VESSELLE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inot Noir 80%, Chardonnay 20% 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2yppwzt3memb2qhq5ee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Grand Cru ''''Bouzy''''</text:p>
          </table:table-cell>
          <table:table-cell office:value-type="string" calcext:value-type="string">
            <text:p>Maurice Vesselle</text:p>
          </table:table-cell>
          <table:table-cell office:value-type="float" office:value="45.391228" calcext:value-type="float">
            <text:p>45.3912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Brut Reserve Grand Cru</text:p>
          </table:table-cell>
          <table:table-cell office:value-type="string" calcext:value-type="string">
            <text:p>VAZ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donnay 100%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ggtj6jq1tv32jffnk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Réserve Brut Champagne Grand Cru 'Chouilly'</text:p>
          </table:table-cell>
          <table:table-cell office:value-type="string" calcext:value-type="string">
            <text:p>Rene Vazart</text:p>
          </table:table-cell>
          <table:table-cell office:value-type="float" office:value="40.082268" calcext:value-type="float">
            <text:p>40.0822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Vouvray</text:p>
          </table:table-cell>
          <table:table-cell office:value-type="string" calcext:value-type="string">
            <text:p>LA GALINIE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1tcc46kywy6jec39t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ouvray Sec</text:p>
          </table:table-cell>
          <table:table-cell office:value-type="string" calcext:value-type="string">
            <text:p>Domaine de la Galinière</text:p>
          </table:table-cell>
          <table:table-cell office:value-type="float" office:value="28.884552" calcext:value-type="float">
            <text:p>28.8845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Noire Nature</text:p>
          </table:table-cell>
          <table:table-cell office:value-type="string" calcext:value-type="string">
            <text:p>CESARINI SFORZ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8xtekr0smnfqgdxv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Noir Nature 1673</text:p>
          </table:table-cell>
          <table:table-cell office:value-type="string" calcext:value-type="string">
            <text:p>Cesarini Sforza</text:p>
          </table:table-cell>
          <table:table-cell office:value-type="float" office:value="51.724167" calcext:value-type="float">
            <text:p>51.7241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ouvee '85</text:p>
          </table:table-cell>
          <table:table-cell office:value-type="string" calcext:value-type="string">
            <text:p>MONFO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dkkwx4wjygq6xfyyw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Cuvée 85 Brut</text:p>
          </table:table-cell>
          <table:table-cell office:value-type="string" calcext:value-type="string">
            <text:p>Monfort</text:p>
          </table:table-cell>
          <table:table-cell office:value-type="float" office:value="36.06205" calcext:value-type="float">
            <text:p>36.062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Le General Blanc</text:p>
          </table:table-cell>
          <table:table-cell office:value-type="string" calcext:value-type="string">
            <text:p>MONFO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hb0ty8g1kgt8ag1t1j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e Général Dosaggio Zero Riserva Blanc</text:p>
          </table:table-cell>
          <table:table-cell office:value-type="string" calcext:value-type="string">
            <text:p>Monfort</text:p>
          </table:table-cell>
          <table:table-cell office:value-type="float" office:value="38.10688" calcext:value-type="float">
            <text:p>38.106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Le General Dallemagne</text:p>
          </table:table-cell>
          <table:table-cell office:value-type="string" calcext:value-type="string">
            <text:p>MONFO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h747d83hym4gmp6tw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e General Dallemagne Extra Brut</text:p>
          </table:table-cell>
          <table:table-cell office:value-type="string" calcext:value-type="string">
            <text:p>Monfort</text:p>
          </table:table-cell>
          <table:table-cell office:value-type="float" office:value="47.305695" calcext:value-type="float">
            <text:p>47.3056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Rosé</text:p>
          </table:table-cell>
          <table:table-cell office:value-type="string" calcext:value-type="string">
            <text:p>MONFO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mpdpd90acjxfm0qa3a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osé</text:p>
          </table:table-cell>
          <table:table-cell office:value-type="string" calcext:value-type="string">
            <text:p>Monfort</text:p>
          </table:table-cell>
          <table:table-cell office:value-type="float" office:value="29.506342" calcext:value-type="float">
            <text:p>29.5063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Franciacorta Granc Cuvée Brut 0,375</text:p>
          </table:table-cell>
          <table:table-cell office:value-type="string" calcext:value-type="string">
            <text:p>BELLAVISTA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grwj524gw72rtsrg7hzx69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Gran Cuvée Brut</text:p>
          </table:table-cell>
          <table:table-cell office:value-type="string" calcext:value-type="string">
            <text:p>Bellavista</text:p>
          </table:table-cell>
          <table:table-cell office:value-type="float" office:value="39.67127" calcext:value-type="float">
            <text:p>39.671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Brut Nitens</text:p>
          </table:table-cell>
          <table:table-cell office:value-type="string" calcext:value-type="string">
            <text:p>MARCHES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6n0rtt69ce2avavy4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Nitens Franciacorta Brut</text:p>
          </table:table-cell>
          <table:table-cell office:value-type="string" calcext:value-type="string">
            <text:p>Le Marchesine</text:p>
          </table:table-cell>
          <table:table-cell office:value-type="float" office:value="30.499437" calcext:value-type="float">
            <text:p>30.4994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Dos. Zero Audiens</text:p>
          </table:table-cell>
          <table:table-cell office:value-type="string" calcext:value-type="string">
            <text:p>MARCHES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6n0t06wpz121x5qmk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udens Franciacorta Dosage Zèro</text:p>
          </table:table-cell>
          <table:table-cell office:value-type="string" calcext:value-type="string">
            <text:p>Le Marchesine</text:p>
          </table:table-cell>
          <table:table-cell office:value-type="float" office:value="31.579748" calcext:value-type="float">
            <text:p>31.5797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Saten</text:p>
          </table:table-cell>
          <table:table-cell office:value-type="string" calcext:value-type="string">
            <text:p>MARCHES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6n0hptj92jhe8b5g2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Satèn Millesimato</text:p>
          </table:table-cell>
          <table:table-cell office:value-type="string" calcext:value-type="string">
            <text:p>Le Marchesine</text:p>
          </table:table-cell>
          <table:table-cell office:value-type="float" office:value="28.724758" calcext:value-type="float">
            <text:p>28.7247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Extra Dry</text:p>
          </table:table-cell>
          <table:table-cell office:value-type="string" calcext:value-type="string">
            <text:p>BEN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kfe5ck0w8wqcsezzg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Extra Dry</text:p>
          </table:table-cell>
          <table:table-cell office:value-type="string" calcext:value-type="string">
            <text:p>Benotto Luigino</text:p>
          </table:table-cell>
          <table:table-cell office:value-type="float" office:value="30.535975" calcext:value-type="float">
            <text:p>30.5359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Couvee des Conti Bergerac</text:p>
          </table:table-cell>
          <table:table-cell office:value-type="string" calcext:value-type="string">
            <text:p>ALBERT DE CO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x5x2m1f94cta88mjr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des Conti</text:p>
          </table:table-cell>
          <table:table-cell office:value-type="string" calcext:value-type="string">
            <text:p>Domaine Albert de Conti</text:p>
          </table:table-cell>
          <table:table-cell office:value-type="float" office:value="40.049187" calcext:value-type="float">
            <text:p>40.0491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blis 22</text:p>
          </table:table-cell>
          <table:table-cell office:value-type="string" calcext:value-type="string">
            <text:p>DOMAINE D'ELI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xnstc0a707xtbbykk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</text:p>
          </table:table-cell>
          <table:table-cell office:value-type="string" calcext:value-type="string">
            <text:p>Domaine d'Elise</text:p>
          </table:table-cell>
          <table:table-cell office:value-type="float" office:value="34.50416" calcext:value-type="float">
            <text:p>34.504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lange Ciste Lauger 21</text:p>
          </table:table-cell>
          <table:table-cell office:value-type="string" calcext:value-type="string">
            <text:p>DOMAINE LAGUER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otes de Roussill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5v0dccbk3z58mdbfh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 Ciste Blanc</text:p>
          </table:table-cell>
          <table:table-cell office:value-type="string" calcext:value-type="string">
            <text:p>Domaine Laguerre</text:p>
          </table:table-cell>
          <table:table-cell office:value-type="float" office:value="38.443356" calcext:value-type="float">
            <text:p>38.4433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ètale de Rose</text:p>
          </table:table-cell>
          <table:table-cell office:value-type="string" calcext:value-type="string">
            <text:p>LA TOUR DE L'EVEQU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abyttyf5gye66mcrt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Pétale de Rosé</text:p>
          </table:table-cell>
          <table:table-cell office:value-type="string" calcext:value-type="string">
            <text:p>Château La Tour de l'Évêque</text:p>
          </table:table-cell>
          <table:table-cell office:value-type="float" office:value="45.02125" calcext:value-type="float">
            <text:p>45.021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GRADIS'CIUT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c5py0sebrgsjwmnyv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Collio</text:p>
          </table:table-cell>
          <table:table-cell office:value-type="string" calcext:value-type="string">
            <text:p>Gradis'Ciutta</text:p>
          </table:table-cell>
          <table:table-cell office:value-type="float" office:value="52.206596" calcext:value-type="float">
            <text:p>52.2065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lvasia</text:p>
          </table:table-cell>
          <table:table-cell office:value-type="string" calcext:value-type="string">
            <text:p>GRADIS'CIUT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c5141vkrxnb383gt0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vasia Collio</text:p>
          </table:table-cell>
          <table:table-cell office:value-type="string" calcext:value-type="string">
            <text:p>Gradis'Ciutta</text:p>
          </table:table-cell>
          <table:table-cell office:value-type="float" office:value="51.123238" calcext:value-type="float">
            <text:p>51.1232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GRADIS'CIUT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c5n9y96d463shfffm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 Collio</text:p>
          </table:table-cell>
          <table:table-cell office:value-type="string" calcext:value-type="string">
            <text:p>Gradis'Ciutta</text:p>
          </table:table-cell>
          <table:table-cell office:value-type="float" office:value="58.354855" calcext:value-type="float">
            <text:p>58.3548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GRADIS'CIUT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c5pjkebstepjj73mf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Collio</text:p>
          </table:table-cell>
          <table:table-cell office:value-type="string" calcext:value-type="string">
            <text:p>Gradis'Ciutta</text:p>
          </table:table-cell>
          <table:table-cell office:value-type="float" office:value="46.98056" calcext:value-type="float">
            <text:p>46.980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POLEN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s25xqtsk4ww3cm0z8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Isidoro Polencic</text:p>
          </table:table-cell>
          <table:table-cell office:value-type="float" office:value="38.64324" calcext:value-type="float">
            <text:p>38.643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POLEN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qcgfqkcqfdpvfh70f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Isidoro Polencic</text:p>
          </table:table-cell>
          <table:table-cell office:value-type="float" office:value="31.783363" calcext:value-type="float">
            <text:p>31.7833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SCHIOPP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qcb5pvevmfry1h2yq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Collio</text:p>
          </table:table-cell>
          <table:table-cell office:value-type="string" calcext:value-type="string">
            <text:p>Schiopetto</text:p>
          </table:table-cell>
          <table:table-cell office:value-type="float" office:value="33.672523" calcext:value-type="float">
            <text:p>33.6725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</text:p>
          </table:table-cell>
          <table:table-cell office:value-type="string" calcext:value-type="string">
            <text:p>SCHIOPP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q03dmx87x33nbj6js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Collio</text:p>
          </table:table-cell>
          <table:table-cell office:value-type="string" calcext:value-type="string">
            <text:p>Schiopetto</text:p>
          </table:table-cell>
          <table:table-cell office:value-type="float" office:value="32.82338" calcext:value-type="float">
            <text:p>32.823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SCHIOPP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e49j9x239se3my93j9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Schiopetto</text:p>
          </table:table-cell>
          <table:table-cell office:value-type="float" office:value="34.505615" calcext:value-type="float">
            <text:p>34.5056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SCHIOPP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e8npbsdnr96ax62jmb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Collio</text:p>
          </table:table-cell>
          <table:table-cell office:value-type="string" calcext:value-type="string">
            <text:p>Schiopetto</text:p>
          </table:table-cell>
          <table:table-cell office:value-type="float" office:value="28.446486" calcext:value-type="float">
            <text:p>28.4464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 Collio</text:p>
          </table:table-cell>
          <table:table-cell office:value-type="string" calcext:value-type="string">
            <text:p>TOR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xavjqz1pcs036nkk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Toros Franco</text:p>
          </table:table-cell>
          <table:table-cell office:value-type="float" office:value="32.660244" calcext:value-type="float">
            <text:p>32.6602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Collio</text:p>
          </table:table-cell>
          <table:table-cell office:value-type="string" calcext:value-type="string">
            <text:p>TOR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xx0a9x627092szkq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</text:p>
          </table:table-cell>
          <table:table-cell office:value-type="string" calcext:value-type="string">
            <text:p>Toros Franco</text:p>
          </table:table-cell>
          <table:table-cell office:value-type="float" office:value="19.03066" calcext:value-type="float">
            <text:p>19.030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TOR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xky14jtvvk8tnfwv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Toros Franco</text:p>
          </table:table-cell>
          <table:table-cell office:value-type="float" office:value="20.194756" calcext:value-type="float">
            <text:p>20.1947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TOR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x095ns4s3qs8j5kp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Toros Franco</text:p>
          </table:table-cell>
          <table:table-cell office:value-type="float" office:value="25.800362" calcext:value-type="float">
            <text:p>25.8003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almasia Malvasia</text:p>
          </table:table-cell>
          <table:table-cell office:value-type="string" calcext:value-type="string">
            <text:p>TUNELL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9sr7k7ph1p79d7dfk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almasìa</text:p>
          </table:table-cell>
          <table:table-cell office:value-type="string" calcext:value-type="string">
            <text:p>La Tunella</text:p>
          </table:table-cell>
          <table:table-cell office:value-type="float" office:value="37.16633" calcext:value-type="float">
            <text:p>37.166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TUNELL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kpb069j0g0pwma2p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La Tunella</text:p>
          </table:table-cell>
          <table:table-cell office:value-type="float" office:value="25.736158" calcext:value-type="float">
            <text:p>25.7361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TUNELL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9q1d4ny3vdp3c0fj8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La Tunella</text:p>
          </table:table-cell>
          <table:table-cell office:value-type="float" office:value="31.9175" calcext:value-type="float">
            <text:p>31.91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lvasia Somnija</text:p>
          </table:table-cell>
          <table:table-cell office:value-type="string" calcext:value-type="string">
            <text:p>VILLA VA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7hrs461mv66r2sc6az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omnija</text:p>
          </table:table-cell>
          <table:table-cell office:value-type="string" calcext:value-type="string">
            <text:p>Azienda Agricola Villa Vasi</text:p>
          </table:table-cell>
          <table:table-cell office:value-type="float" office:value="36.299362" calcext:value-type="float">
            <text:p>36.2993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ABBAZZIA NOVAC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bqjpgn2ad4n76skam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0.942999" calcext:value-type="float">
            <text:p>30.94299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ABBAZZIA NOVAC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bqjahehkbytmbt92a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0.333336" calcext:value-type="float">
            <text:p>30.3333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olaris Sisyphos</text:p>
          </table:table-cell>
          <table:table-cell office:value-type="string" calcext:value-type="string">
            <text:p>KOL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yjjv43zwv6d4375aej7b7c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laris Sysiphos</text:p>
          </table:table-cell>
          <table:table-cell office:value-type="string" calcext:value-type="string">
            <text:p>Kollerhof</text:p>
          </table:table-cell>
          <table:table-cell office:value-type="float" office:value="45.375404" calcext:value-type="float">
            <text:p>45.3754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mwzhwz90xghdbp9q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Cantina Kurtatsch</text:p>
          </table:table-cell>
          <table:table-cell office:value-type="float" office:value="23.92584" calcext:value-type="float">
            <text:p>23.925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</text:p>
          </table:table-cell>
          <table:table-cell office:value-type="string" calcext:value-type="string">
            <text:p>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kkp8btt3nfrkhn1n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</text:p>
          </table:table-cell>
          <table:table-cell office:value-type="string" calcext:value-type="string">
            <text:p>Cantina Kurtatsch</text:p>
          </table:table-cell>
          <table:table-cell office:value-type="float" office:value="28.88824" calcext:value-type="float">
            <text:p>28.888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</text:p>
          </table:table-cell>
          <table:table-cell office:value-type="string" calcext:value-type="string">
            <text:p>LEY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hkhpdjzz3s665e37h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Classico</text:p>
          </table:table-cell>
          <table:table-cell office:value-type="string" calcext:value-type="string">
            <text:p>Weingut Leya</text:p>
          </table:table-cell>
          <table:table-cell office:value-type="float" office:value="27.348717" calcext:value-type="float">
            <text:p>27.3487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Terlaner</text:p>
          </table:table-cell>
          <table:table-cell office:value-type="string" calcext:value-type="string">
            <text:p>LEY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73k258h1s6n349p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Classico</text:p>
          </table:table-cell>
          <table:table-cell office:value-type="string" calcext:value-type="string">
            <text:p>Weingut Leya</text:p>
          </table:table-cell>
          <table:table-cell office:value-type="float" office:value="32.143387" calcext:value-type="float">
            <text:p>32.1433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urztraminer</text:p>
          </table:table-cell>
          <table:table-cell office:value-type="string" calcext:value-type="string">
            <text:p>LEY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fjzft9qbpwb9evf1w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</text:p>
          </table:table-cell>
          <table:table-cell office:value-type="string" calcext:value-type="string">
            <text:p>Weingut Leya</text:p>
          </table:table-cell>
          <table:table-cell office:value-type="float" office:value="26.42546" calcext:value-type="float">
            <text:p>26.425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MASO CANTANGH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h1ys5121k0jtn6m58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gna Cantanghel Sauvignon</text:p>
          </table:table-cell>
          <table:table-cell office:value-type="string" calcext:value-type="string">
            <text:p>Maso Cantanghel</text:p>
          </table:table-cell>
          <table:table-cell office:value-type="float" office:value="38.22999" calcext:value-type="float">
            <text:p>38.2299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rdonnay Tschaupp</text:p>
          </table:table-cell>
          <table:table-cell office:value-type="string" calcext:value-type="string">
            <text:p>SCHWEITZ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5j8yp9tn73ame6mrv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Tschaupp</text:p>
          </table:table-cell>
          <table:table-cell office:value-type="string" calcext:value-type="string">
            <text:p>Weingut Tenuta Schweitzer</text:p>
          </table:table-cell>
          <table:table-cell office:value-type="float" office:value="37.816315" calcext:value-type="float">
            <text:p>37.8163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nct Valentin Sauvignon</text:p>
          </table:table-cell>
          <table:table-cell office:value-type="string" calcext:value-type="string">
            <text:p>ST. MICHEL EPPA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vsfn18zf94zmgm0d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49.21698" calcext:value-type="float">
            <text:p>49.216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urztraminer</text:p>
          </table:table-cell>
          <table:table-cell office:value-type="string" calcext:value-type="string">
            <text:p>ST. MICHEL EPPA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vb9pzrhqqm7vzegc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</text:p>
          </table:table-cell>
          <table:table-cell office:value-type="string" calcext:value-type="string">
            <text:p>St. Michael-Eppan</text:p>
          </table:table-cell>
          <table:table-cell office:value-type="float" office:value="36.762733" calcext:value-type="float">
            <text:p>36.7627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urztraminer</text:p>
          </table:table-cell>
          <table:table-cell office:value-type="string" calcext:value-type="string">
            <text:p>VALLE ISAR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hxmm7gk8919m6tx5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27.565037" calcext:value-type="float">
            <text:p>27.5650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VALLE ISAR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gqvnprzs2jrtk74k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29.51664" calcext:value-type="float">
            <text:p>29.516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Dulcmara</text:p>
          </table:table-cell>
          <table:table-cell office:value-type="string" calcext:value-type="string">
            <text:p>SAN NAZAR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e0jvcp2hv5cwnf93r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ulcamara Bianco</text:p>
          </table:table-cell>
          <table:table-cell office:value-type="string" calcext:value-type="string">
            <text:p>San Nazario</text:p>
          </table:table-cell>
          <table:table-cell office:value-type="float" office:value="46.61907" calcext:value-type="float">
            <text:p>46.619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lanch de Morgex et de la Salle</text:p>
          </table:table-cell>
          <table:table-cell office:value-type="string" calcext:value-type="string">
            <text:p>VEV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x0wz3zyc8nsps9qz2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nc de Morgex et de La Salle</text:p>
          </table:table-cell>
          <table:table-cell office:value-type="string" calcext:value-type="string">
            <text:p>Maison Vevey Albert</text:p>
          </table:table-cell>
          <table:table-cell office:value-type="float" office:value="40.68746" calcext:value-type="float">
            <text:p>40.687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Reciotto</text:p>
          </table:table-cell>
          <table:table-cell office:value-type="string" calcext:value-type="string">
            <text:p>ZENA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f48y42zbg5zsh85hrb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ecioto della Valpolicella Classico</text:p>
          </table:table-cell>
          <table:table-cell office:value-type="string" calcext:value-type="string">
            <text:p>Zenato</text:p>
          </table:table-cell>
          <table:table-cell office:value-type="float" office:value="28.5323" calcext:value-type="float">
            <text:p>28.5323</text:p>
          </table:table-cell>
        </table:table-row>
      </table:table>
      <table:table table:name="Manual (insert ids)" table:style-name="ta1">
        <table:table-column table:style-name="co1" table:default-cell-style-name="ce4"/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ce3"/>
        <table:table-column table:style-name="co1" table:default-cell-style-name="ce5"/>
        <table:table-column table:style-name="co1" table:number-columns-repeated="5" table:default-cell-style-name="ce3"/>
        <table:table-column table:style-name="co1" table:number-columns-repeated="2" table:default-cell-style-name="ce5"/>
        <table:table-column table:style-name="co1" table:default-cell-style-name="ce4"/>
        <table:table-row table:style-name="ro2">
          <table:table-cell table:style-name="ce3"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table:style-name="ce3"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table:style-name="ce3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table:style-name="ce3" office:value-type="string" calcext:value-type="string">
            <text:p>storage_area</text:p>
          </table:table-cell>
          <table:table-cell table:style-name="ce3" office:value-type="string" calcext:value-type="string">
            <text:p>internal_notes</text:p>
          </table:table-cell>
          <table:table-cell table:style-name="ce3" office:value-type="string" calcext:value-type="string">
            <text:p>visibl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eemrfep9rkqa8qnamd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Extra Brut Milesimato</text:p>
          </table:table-cell>
          <table:table-cell office:value-type="string" calcext:value-type="string">
            <text:p>ALTIL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n103cmk5yy3ks5havyzv2td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lvasia</text:p>
          </table:table-cell>
          <table:table-cell office:value-type="string" calcext:value-type="string">
            <text:p>SASSOCO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cw4dfab59xk2b7mxjbkrwbj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SASSOCO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n0n88xacnj44x7g9sdbzczd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etragrande</text:p>
          </table:table-cell>
          <table:table-cell office:value-type="string" calcext:value-type="string">
            <text:p>LUN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Vino Tinto</text:p>
          </table:table-cell>
          <table:table-cell office:value-type="string" calcext:value-type="string">
            <text:p>SEMB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nc59wankxn7vpdx9kf4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GRADIS'CIUT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nc6jga4hb87d5w0cd6h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Franconia</text:p>
          </table:table-cell>
          <table:table-cell office:value-type="string" calcext:value-type="string">
            <text:p>GRADIS'CIUT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n0nga2vzveap42w37ew932q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MONVIE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n0nk91wfmw5pda852gjvhx7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Cabernet Franc</text:p>
          </table:table-cell>
          <table:table-cell office:value-type="string" calcext:value-type="string">
            <text:p>MONVIE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vweezygxyajwg0zeb36dhw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POLEN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vweea38z6tgq1xtq4ddfhn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Schioppettino</text:p>
          </table:table-cell>
          <table:table-cell office:value-type="string" calcext:value-type="string">
            <text:p>RONCO DEI P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vweea3cz495e2frdw4chgp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Cjarandon</text:p>
          </table:table-cell>
          <table:table-cell office:value-type="string" calcext:value-type="string">
            <text:p>RONCO DEI TAS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9pwkwangbjqxq1x6r3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Arcione</text:p>
          </table:table-cell>
          <table:table-cell office:value-type="string" calcext:value-type="string">
            <text:p>TUN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9rx4g8k56bt6t842he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TUN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9pk8svxzd254hmbxcr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Schioppettino</text:p>
          </table:table-cell>
          <table:table-cell office:value-type="string" calcext:value-type="string">
            <text:p>TUN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9qmqqjt6pz68djmjwb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Pignolo</text:p>
          </table:table-cell>
          <table:table-cell office:value-type="string" calcext:value-type="string">
            <text:p>TUN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n10cy9p4547hbn8p3r7r4em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Rex (Refosco)</text:p>
          </table:table-cell>
          <table:table-cell office:value-type="string" calcext:value-type="string">
            <text:p>SASSOCO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nxacdt0tcyyvv0x1xwv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Blumeri</text:p>
          </table:table-cell>
          <table:table-cell office:value-type="string" calcext:value-type="string">
            <text:p>SCHIOPP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w6tvwtbs7e1scwa65y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Roveiago</text:p>
          </table:table-cell>
          <table:table-cell office:value-type="string" calcext:value-type="string">
            <text:p>MONTEC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1fnr67jf8jfan1y6x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Ripasso</text:p>
          </table:table-cell>
          <table:table-cell office:value-type="string" calcext:value-type="string">
            <text:p>ZENA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243qgsm8g5sm59ty2mh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Pinot Nero Mazon</text:p>
          </table:table-cell>
          <table:table-cell office:value-type="string" calcext:value-type="string">
            <text:p>KOL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nmh5wgfhxq8pwkg868v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Nebbiolo</text:p>
          </table:table-cell>
          <table:table-cell office:value-type="string" calcext:value-type="string">
            <text:p>CO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n0spsh2g8k36q3ye8bfc264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Rosso di Bolgheri</text:p>
          </table:table-cell>
          <table:table-cell office:value-type="string" calcext:value-type="string">
            <text:p>CANTIN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ctmaqgejd74g9rkdfb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Ribeo</text:p>
          </table:table-cell>
          <table:table-cell office:value-type="string" calcext:value-type="string">
            <text:p>ROCCAPES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n0qhqpggxwtzdvsxqt2pq1x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Ziggurat</text:p>
          </table:table-cell>
          <table:table-cell office:value-type="string" calcext:value-type="string">
            <text:p>LUN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n0qph1kg95t3e1zg4eah17w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Lampante</text:p>
          </table:table-cell>
          <table:table-cell office:value-type="string" calcext:value-type="string">
            <text:p>LUN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n0qvfbk7vakca5j3rf6tka5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Aliotto</text:p>
          </table:table-cell>
          <table:table-cell office:value-type="string" calcext:value-type="string">
            <text:p>LUN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ZACCAGNI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sq47p0cevmyrc67vcqc4ns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Cannonau di Sardegna</text:p>
          </table:table-cell>
          <table:table-cell office:value-type="string" calcext:value-type="string">
            <text:p>NANIH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Extra Brut Mill.</text:p>
          </table:table-cell>
          <table:table-cell office:value-type="string" calcext:value-type="string">
            <text:p>MICHEL GON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donnay 100%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</text:p>
          </table:table-cell>
          <table:table-cell office:value-type="string" calcext:value-type="string">
            <text:p>ROBERT AILL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inot Meunier 100%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gg7efyhjg1ksv5v135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L'Equilibre Grand Cru</text:p>
          </table:table-cell>
          <table:table-cell office:value-type="string" calcext:value-type="string">
            <text:p>SADI MA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donnay 50%, Pinot Noir 50%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n0szx2p0k21x1ss0ae1rcsy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Brut</text:p>
          </table:table-cell>
          <table:table-cell office:value-type="string" calcext:value-type="string">
            <text:p>SEBASTIEN LEFEV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donnay 100%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n0t42bqjx5026dbz7cncf3m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hampagne Millésime</text:p>
          </table:table-cell>
          <table:table-cell office:value-type="string" calcext:value-type="string">
            <text:p>SEBASTIEN LEFEV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hardonnay 50%, Pinot Noir 41%, Pinot Meunier 9%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cw4df8xav7kc4bmew7qdcn4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La Cuvee Brut</text:p>
          </table:table-cell>
          <table:table-cell office:value-type="string" calcext:value-type="string">
            <text:p>GRAMO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f3cmbwk1yv10d14ezya7hm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Airali Pas Dosè</text:p>
          </table:table-cell>
          <table:table-cell office:value-type="string" calcext:value-type="string">
            <text:p>ALTA LANG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azssdt84rbtemw99ty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Extra Brut Noir Collection</text:p>
          </table:table-cell>
          <table:table-cell office:value-type="string" calcext:value-type="string">
            <text:p>FARFA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n0t7yjksktzg8z2x72jgv5d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Extra Brut</text:p>
          </table:table-cell>
          <table:table-cell office:value-type="string" calcext:value-type="string">
            <text:p>CESARINI SFORZ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f67ea1fq0wnqpc6nz3t3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ouvee '28</text:p>
          </table:table-cell>
          <table:table-cell office:value-type="string" calcext:value-type="string">
            <text:p>ROT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Brut Nature</text:p>
          </table:table-cell>
          <table:table-cell office:value-type="string" calcext:value-type="string">
            <text:p>VEV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n0tbabv9vgmt3d2ys986tk3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Brut Prosecco</text:p>
          </table:table-cell>
          <table:table-cell office:value-type="string" calcext:value-type="string">
            <text:p>BEN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x5cv51v1xdyn2vwarf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uscadet Tete de Linotte</text:p>
          </table:table-cell>
          <table:table-cell office:value-type="string" calcext:value-type="string">
            <text:p>ALBERT BESOM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h1k458bwxvxsgh8h9w6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ouilly Fume La Charmette</text:p>
          </table:table-cell>
          <table:table-cell office:value-type="string" calcext:value-type="string">
            <text:p>CHEVAU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f4gabwk16ts3dvzwq71b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alcaire 22</text:p>
          </table:table-cell>
          <table:table-cell office:value-type="string" calcext:value-type="string">
            <text:p>COTEAUX DU GIENNO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sz59tz3km76kxbvxjf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amp Gibault</text:p>
          </table:table-cell>
          <table:table-cell office:value-type="string" calcext:value-type="string">
            <text:p>COTEAUX DU GIENNO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vweebgrmns6exz24s16wtb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 Collio</text:p>
          </table:table-cell>
          <table:table-cell office:value-type="string" calcext:value-type="string">
            <text:p>MUZ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n0tja47bk7t0zpc5fpkp4h8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lvasia</text:p>
          </table:table-cell>
          <table:table-cell office:value-type="string" calcext:value-type="string">
            <text:p>ROMEO ROS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n0tj7tpf8n57chend4jwa6a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ROMEO ROSS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1sdtsaqs4jkayq3zwb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TUNELL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kgv2x83a83yj2ky7dr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Gewurztraminer</text:p>
          </table:table-cell>
          <table:table-cell office:value-type="string" calcext:value-type="string">
            <text:p>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n0rgamy88vg5ae06he948g6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illa Margon</text:p>
          </table:table-cell>
          <table:table-cell office:value-type="string" calcext:value-type="string">
            <text:p>LUN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mxtw33c95sx7tdhe24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</text:p>
          </table:table-cell>
          <table:table-cell office:value-type="string" calcext:value-type="string">
            <text:p>ST. MICHEL EPPA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neag0dr5ks8x1my6sp1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ermentino</text:p>
          </table:table-cell>
          <table:table-cell office:value-type="string" calcext:value-type="string">
            <text:p>LUNA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gzr4kt1m99v7412bj7h2e9br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La Fuga Contessa Entellina (Chardonnay)</text:p>
          </table:table-cell>
          <table:table-cell office:value-type="string" calcext:value-type="string">
            <text:p>DONNA FUGA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h0qsxnht91r0sn0cwqf2dtz9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hiarandà Contessa Entellina (Chardonnay)</text:p>
          </table:table-cell>
          <table:table-cell office:value-type="string" calcext:value-type="string">
            <text:p>DONNA FUGA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b4rjgn1e8j52dqaac3zegx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Vigna di Gabri DOC</text:p>
          </table:table-cell>
          <table:table-cell office:value-type="string" calcext:value-type="string">
            <text:p>DONNA FUGA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fg94yr4a3qs46j1p4r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en Ryè Passito di Pantelleria</text:p>
          </table:table-cell>
          <table:table-cell office:value-type="string" calcext:value-type="string">
            <text:p>DONNA FUGA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j52tf4q27kc0965vyjexavfg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Cabernet Sauvignon What The Phoque</text:p>
          </table:table-cell>
          <table:table-cell office:value-type="string" calcext:value-type="string">
            <text:p>ALBERT BESOM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gnqa8vwafqtqf5dh4f2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Haut-Medoc Marguerite</text:p>
          </table:table-cell>
          <table:table-cell office:value-type="string" calcext:value-type="string">
            <text:p>CHATEAU MOUTTE BLAN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wwcymqa7c6xp6z297y7t2w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Saint Maurice Rouge</text:p>
          </table:table-cell>
          <table:table-cell office:value-type="string" calcext:value-type="string">
            <text:p>CHAUME-ARNAU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wwcxh38bdq8wv9f4z1mq55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Rouge Eos Lauger 21</text:p>
          </table:table-cell>
          <table:table-cell office:value-type="string" calcext:value-type="string">
            <text:p>DOMAINE LAGUER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r2pp5v4fq99j6vww24trwt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Rouge Le Ciste Lauger 22</text:p>
          </table:table-cell>
          <table:table-cell office:value-type="string" calcext:value-type="string">
            <text:p>DOMAINE LAGUER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Goisot 22</text:p>
          </table:table-cell>
          <table:table-cell office:value-type="string" calcext:value-type="string">
            <text:p>GUILHELM ET JEAN-HUGU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sq47v26sqf7gkhzp55w108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Bordeaux Rouge 19</text:p>
          </table:table-cell>
          <table:table-cell office:value-type="string" calcext:value-type="string">
            <text:p>TIRE 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Jerez de la Frontera 0.375</text:p>
          </table:table-cell>
          <table:table-cell office:value-type="string" calcext:value-type="string">
            <text:p>PEDRO XIMENEZ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4fjg7yv0jcvn1e74f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CLOUDY B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myh5aktavf2cmn9z1k9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Cabernet Sauvignon</text:p>
          </table:table-cell>
          <table:table-cell office:value-type="string" calcext:value-type="string">
            <text:p>CASTELVECCH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s0bsa5srqgsjrhnds3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Refosco Nero di Botte</text:p>
          </table:table-cell>
          <table:table-cell office:value-type="string" calcext:value-type="string">
            <text:p>FERESIN DAVID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vweee4mc4st3mjda2tf1vf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Cabernet Sauvignon</text:p>
          </table:table-cell>
          <table:table-cell office:value-type="string" calcext:value-type="string">
            <text:p>MUZ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kxy03f4afxmnr876vz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Merlot Collio</text:p>
          </table:table-cell>
          <table:table-cell office:value-type="string" calcext:value-type="string">
            <text:p>TOR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9q4yxqp0vtdnmqh091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Cabernet Sauvignon</text:p>
          </table:table-cell>
          <table:table-cell office:value-type="string" calcext:value-type="string">
            <text:p>TUN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k3f54wzc8thsbc4kaf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Valpolicella Classico Superiore</text:p>
          </table:table-cell>
          <table:table-cell office:value-type="string" calcext:value-type="string">
            <text:p>BENEDETTI LA VI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k4jvqj40qp5qtjftct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Valpolicella Ripasso</text:p>
          </table:table-cell>
          <table:table-cell office:value-type="string" calcext:value-type="string">
            <text:p>BENEDETTI LA VI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knps33zmbbktsp4x9e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Amarone della Valpollicella</text:p>
          </table:table-cell>
          <table:table-cell office:value-type="string" calcext:value-type="string">
            <text:p>CASTELNUOVO DEL GAR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knaawmd4m0ahwc3ggq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Merlot Nero Assolutamente</text:p>
          </table:table-cell>
          <table:table-cell office:value-type="string" calcext:value-type="string">
            <text:p>CASTELNUOVO DEL GAR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my5tekkfyk3sgejvf33yhk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Ca'Vegar Amarone della Valpolicella Riserva</text:p>
          </table:table-cell>
          <table:table-cell office:value-type="string" calcext:value-type="string">
            <text:p>CASTELNUOVO DEL GAR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qzv329qcsz618ny43f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Carlo V</text:p>
          </table:table-cell>
          <table:table-cell office:value-type="string" calcext:value-type="string">
            <text:p>COLLI VECENT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r2ppkfzdzde5x11waznb8r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GIANNITESS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ne00k2yp89xbc84w2qr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Merlot Ruzante</text:p>
          </table:table-cell>
          <table:table-cell office:value-type="string" calcext:value-type="string">
            <text:p>SAN NAZAR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nbawa459rw1wwdpq42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Valpolicella Classico</text:p>
          </table:table-cell>
          <table:table-cell office:value-type="string" calcext:value-type="string">
            <text:p>MONTE DEL F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r2pq9anxhmmrjkvv5fkypq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Valpolicella Classico Superiore</text:p>
          </table:table-cell>
          <table:table-cell office:value-type="string" calcext:value-type="string">
            <text:p>MONTE DEL F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f3cmc23z79n05skk381tbe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Valpolicella Ripasso</text:p>
          </table:table-cell>
          <table:table-cell office:value-type="string" calcext:value-type="string">
            <text:p>MONTE DEL F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wb48xxxkvrazvaw0jy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Calinverno</text:p>
          </table:table-cell>
          <table:table-cell office:value-type="string" calcext:value-type="string">
            <text:p>MONTE ZOV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f26acrv6bfm533v03c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Valpolicella Classico Superiore</text:p>
          </table:table-cell>
          <table:table-cell office:value-type="string" calcext:value-type="string">
            <text:p>ZENA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98d7n39dkfbtekf3tq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Amarone</text:p>
          </table:table-cell>
          <table:table-cell office:value-type="string" calcext:value-type="string">
            <text:p>ZENA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bqwz9e802n5mrkgq1r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ABBAZZIA NOVAC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mwhbcdak4ythj1qxp6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Sanct Valentin Pinot Nero</text:p>
          </table:table-cell>
          <table:table-cell office:value-type="string" calcext:value-type="string">
            <text:p>ST. MICHEL EPPA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gzr4ksmx8j7wf932qwg4zj25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Sanct Valentin Cabernet-Merlot</text:p>
          </table:table-cell>
          <table:table-cell office:value-type="string" calcext:value-type="string">
            <text:p>ST. MICHEL EPPA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havweezebwg6zhd1p801xtne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Fallwind Merlot Cabernet Riserva</text:p>
          </table:table-cell>
          <table:table-cell office:value-type="string" calcext:value-type="string">
            <text:p>ST. MICHEL EPPA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17279zzjm2msjx59p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Fallwind Pinot Nero</text:p>
          </table:table-cell>
          <table:table-cell office:value-type="string" calcext:value-type="string">
            <text:p>ST. MICHEL EPPA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mvttfthx7xpfk033c6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ST. MICHEL EPPA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kq4rfapff80vxdj6m6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ST. MICHEL EPPA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mxhwhz401xnh1zajfv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St. Magdalen</text:p>
          </table:table-cell>
          <table:table-cell office:value-type="string" calcext:value-type="string">
            <text:p>ST. MICHEL EPPA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mw3bccvj2wvgscgnae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Cabernet</text:p>
          </table:table-cell>
          <table:table-cell office:value-type="string" calcext:value-type="string">
            <text:p>ST. MICHEL EPPA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g2psdcv4d7cwgc5sye1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Ciabot Du Re</text:p>
          </table:table-cell>
          <table:table-cell office:value-type="string" calcext:value-type="string">
            <text:p>CO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rftb4m6gre7g3hc0pd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Roero</text:p>
          </table:table-cell>
          <table:table-cell office:value-type="string" calcext:value-type="string">
            <text:p>MATTEO CORREGG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d6p8k145xqs2b4fb7t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Barbera d'Alba</text:p>
          </table:table-cell>
          <table:table-cell office:value-type="string" calcext:value-type="string">
            <text:p>MATTEO CORREGG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r2ppb7shvrwab322vztefn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Dolcetto d'Alba</text:p>
          </table:table-cell>
          <table:table-cell office:value-type="string" calcext:value-type="string">
            <text:p>LODA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b4rjgr3zyk9pz7anwawm6p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Dogliani Superiore</text:p>
          </table:table-cell>
          <table:table-cell office:value-type="string" calcext:value-type="string">
            <text:p>LUIGI EINAU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nast0nagqa2rhp83pb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CAMIGL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vv9sjc6t6c0z7w37jxk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Chianti</text:p>
          </table:table-cell>
          <table:table-cell office:value-type="string" calcext:value-type="string">
            <text:p>CASALVEN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vvwhnc70qbvd5zpnrsr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Chianti Riserva</text:p>
          </table:table-cell>
          <table:table-cell office:value-type="string" calcext:value-type="string">
            <text:p>CASALVEN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n3gz9czc0x9345r1t0g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CENNATO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r2pq8w08j5efajv7b4a54h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RICC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ctexpvwhp65yp448x1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Morellino di Scansano</text:p>
          </table:table-cell>
          <table:table-cell office:value-type="string" calcext:value-type="string">
            <text:p>ROCCAPES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cxm2qck7mt54n7srj2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Morellino di Scansano Riserva</text:p>
          </table:table-cell>
          <table:table-cell office:value-type="string" calcext:value-type="string">
            <text:p>ROCCAPES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1fs95914y51m6hza0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Montepulciano Tralcetto</text:p>
          </table:table-cell>
          <table:table-cell office:value-type="string" calcext:value-type="string">
            <text:p>ZACCAGN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j4ecxnw64bf6jcf7tw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Salento Rosso Passito</text:p>
          </table:table-cell>
          <table:table-cell office:value-type="string" calcext:value-type="string">
            <text:p>COSTAN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q2g10b09jwnvv400st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Lavarossa Primitivo DOC</text:p>
          </table:table-cell>
          <table:table-cell office:value-type="string" calcext:value-type="string">
            <text:p>GIUL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jy314zdwyvd38pnbks</text:p>
          </table:table-cell>
          <table:table-cell/>
          <table:table-cell office:value-type="string" calcext:value-type="string">
            <text:p>ROSSO</text:p>
          </table:table-cell>
          <table:table-cell office:value-type="string" calcext:value-type="string">
            <text:p>Bell'Assai Vittoria DOC Frappato</text:p>
          </table:table-cell>
          <table:table-cell office:value-type="string" calcext:value-type="string">
            <text:p>DONNA FUGA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ROSSO</text:p>
          </table:table-cell>
          <table:table-cell table:style-name="Default" office:value-type="string" calcext:value-type="string">
            <text:p>Bell'Assai Vittoria DOC Frappato</text:p>
          </table:table-cell>
          <table:table-cell table:style-name="Default" office:value-type="string" calcext:value-type="string">
            <text:p>DONNA FUGATA</text:p>
          </table:table-cell>
          <table:table-cell table:style-name="Default"/>
          <table:table-cell table:style-name="Default" office:value-type="string" calcext:value-type="string">
            <text:p>BOTT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00" calcext:value-type="float">
            <text:p>3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2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6T12:34:37.826981672</dc:date>
    <meta:editing-duration>PT7S</meta:editing-duration>
    <meta:editing-cycles>1</meta:editing-cycles>
    <meta:document-statistic meta:table-count="2" meta:cell-count="2605" meta:object-count="0"/>
    <meta:generator>LibreOffice/7.3.7.2$Linux_X86_64 LibreOffice_project/30$Build-2</meta:generator>
  </office:meta>
</office:document-meta>
</file>